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787199197454C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影像1" text:anchor-type="char" svg:width="17cm" svg:height="9.562cm" draw:z-index="0"><draw:image xlink:href="Pictures/1000000000000780000004386787199197454C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25T14:13:31.831000000</dc:date>
    <meta:editing-duration>PT59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